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asspathResource.setLoader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lasspathResource.setRefid( Referen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lasspathResource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lasspathResource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lasspathResource.get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lasspathResource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lasspathResource.get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lasspathResource.isEx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ClasspathResource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lasspathResource.getInputStream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